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svg:font-family="'DejaVu Sans'"/>
    <style:font-face style:name="DejaVu Serif" svg:font-family="'DejaVu Serif'"/>
    <style:font-face style:name="Lucidasans1" svg:font-family="Lucidasans"/>
    <style:font-face style:name="StarSymbol" svg:font-family="StarSymbol"/>
    <style:font-face style:name="AR PL ShanHeiSun Uni" svg:font-family="'AR PL ShanHeiSun Uni'"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References" style:family="table">
      <style:table-properties style:width="6in" fo:margin-left="0.4632in" fo:margin-right="0.4618in" table:align="margins"/>
    </style:style>
    <style:style style:name="References.A" style:family="table-column">
      <style:table-column-properties style:column-width="1.5in" style:rel-column-width="16383*"/>
    </style:style>
    <style:style style:name="References.D" style:family="table-column">
      <style:table-column-properties style:column-width="1.5in" style:rel-column-width="16386*"/>
    </style:style>
    <style:style style:name="References.A1" style:family="table-cell">
      <style:table-cell-properties fo:padding-left="0.0403in" fo:padding-right="0.0403in" fo:padding-top="0.0201in" fo:padding-bottom="0.0201in" fo:border="none"/>
    </style:style>
    <style:style style:name="References.B1" style:family="table-cell">
      <style:table-cell-properties fo:padding-left="0.0403in" fo:padding-right="0.0403in" fo:padding-top="0.0201in" fo:padding-bottom="0.0201in" fo:border-left="0.0007in solid #000000" fo:border-right="none" fo:border-top="none" fo:border-bottom="none"/>
    </style:style>
    <style:style style:name="References.D2" style:family="table-cell">
      <style:table-cell-properties fo:background-color="transparent" fo:padding-left="0.0403in" fo:padding-right="0.0403in" fo:padding-top="0.0201in" fo:padding-bottom="0.0201in" fo:border-left="0.0007in solid #000000" fo:border-right="none" fo:border-top="none" fo:border-bottom="none">
        <style:background-image/>
      </style:table-cell-properties>
    </style:style>
    <style:style style:name="Table1" style:family="table">
      <style:table-properties style:width="6in" fo:margin-left="0.4632in" fo:margin-right="0.4618in" table:align="margins"/>
    </style:style>
    <style:style style:name="Table1.A" style:family="table-column">
      <style:table-column-properties style:column-width="1.5in" style:rel-column-width="16383*"/>
    </style:style>
    <style:style style:name="Table1.D" style:family="table-column">
      <style:table-column-properties style:column-width="1.5in" style:rel-column-width="16386*"/>
    </style:style>
    <style:style style:name="Table1.A1" style:family="table-cell">
      <style:table-cell-properties fo:padding-left="0.0403in" fo:padding-right="0.0403in" fo:padding-top="0.0201in" fo:padding-bottom="0.0201in" fo:border="none"/>
    </style:style>
    <style:style style:name="Table1.B1" style:family="table-cell">
      <style:table-cell-properties fo:padding-left="0.0403in" fo:padding-right="0.0403in" fo:padding-top="0.0201in" fo:padding-bottom="0.0201in" fo:border-left="0.0007in solid #000000" fo:border-right="none" fo:border-top="none" fo:border-bottom="none"/>
    </style:style>
    <style:style style:name="Table1.D5" style:family="table-cell">
      <style:table-cell-properties fo:background-color="transparent" fo:padding-left="0.0403in" fo:padding-right="0.0403in" fo:padding-top="0.0201in" fo:padding-bottom="0.0201in" fo:border-left="0.0007in solid #000000" fo:border-right="none" fo:border-top="none" fo:border-bottom="none">
        <style:background-image/>
      </style:table-cell-properties>
    </style:style>
    <style:style style:name="P1" style:family="paragraph" style:parent-style-name="Table_20_Contents">
      <style:text-properties style:text-scale="80%"/>
    </style:style>
    <style:style style:name="P2" style:family="paragraph" style:parent-style-name="Text_20_body" style:list-style-name="L1"/>
    <style:style style:name="P3" style:family="paragraph" style:parent-style-name="Text_20_body">
      <style:paragraph-properties fo:margin-top="0in" fo:margin-bottom="0in"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2008-0227-1753_resume_heading.odt" text:protected="true">
        <text:section-source xlink:href="../2008-0227-1753_resume_heading.odt" text:filter-name="writer8"/>
        <text:p text:style-name="Sender"><text:sender-street text:fixed="false">345 W Doty St #2</text:sender-street>, <text:sender-city text:fixed="false">Madison</text:sender-city> <text:sender-state-or-province text:fixed="false">WI</text:sender-state-or-province> <text:sender-postal-code text:fixed="false">53703</text:sender-postal-code><text:line-break/>Email: <text:sender-email text:fixed="false">eupatorium.rugosum@gmail.com</text:sender-email> Tel: <text:sender-phone-private text:fixed="false">+1-651-206-7515</text:sender-phone-private></text:p>
        <text:h text:style-name="Heading_20_1" text:outline-level="1"><text:author-name text:fixed="false">Daniel Church</text:author-name></text:h>
      </text:section>
      <text:section text:style-name="Sect1" text:name="2008-0227-1753_resume_profile.odt" text:protected="true">
        <text:section-source xlink:href="../2008-0227-1753_resume_profile.odt" text:filter-name="writer8"/>
        <text:h text:style-name="Heading_20_2" text:outline-level="2"><text:title text:fixed="true">Profile</text:title></text:h>
        <text:p text:style-name="Text_20_body">I am a Computer Science undergraduate seeking a position in the programming field. I have diverse technical skills in the areas of Perl scripting, UNIX system administration, SQL databases, Java, web programming (HTML, CSS, PHP, JavaScript) and digital media manipulation, as well as the setup and administration of computer networks. I am looking for a position that will allow sharpen my skills and broaden my areas of expertise.</text:p>
      </text:section>
      <text:section text:style-name="Sect1" text:name="2008-0227-1753_resume_education.odt" text:protected="true">
        <text:section-source xlink:href="../2008-0227-1753_resume_education.odt" text:filter-name="writer8"/>
        <text:h text:style-name="Heading_20_2" text:outline-level="2"><text:title text:fixed="true">Education</text:title></text:h>
        <text:p text:style-name="Workplace_20_description">Sep, 2003 ― Present<text:tab/>UW River Falls<text:line-break/>Undergraduate<text:line-break/>Major: Computer Science &amp;<text:line-break/><text:tab/>Information Systems<text:line-break/>Minor: Biology<text:line-break/>GPA: 2.406</text:p>
      </text:section>
      <text:section text:style-name="Sect1" text:name="2008-0227-1753_resume_work_experience.odt" text:protected="true">
        <text:section-source xlink:href="../2008-0227-1753_resume_work_experience.odt" text:filter-name="writer8"/>
        <text:h text:style-name="Heading_20_2" text:outline-level="2"><text:title text:fixed="true">Work Experience</text:title></text:h>
        <text:p text:style-name="Workplace_20_description">Feb, 2001 ― Sep, 2005<text:tab/>Walgreens, Minneapolis, MN<text:line-break/>Customer Service Representative<text:line-break/>Photo Technician</text:p>
        <text:p text:style-name="Workplace_20_description">Sep, 2005 ― May, 2006<text:tab/>Walgreens, Stillwater, MN<text:line-break/>Photo Technician</text:p>
        <text:p text:style-name="Workplace_20_description">Sep 2005 ― Present<text:tab/>Youth Against War and Racism<text:line-break/>Political Organizer</text:p>
        <text:p text:style-name="Workplace_20_description">Jul, 2008 ― Jan, 2009<text:tab/>UW-Madison EH&amp;S<text:line-break/>Web Portal Contact Training Specialist</text:p>
      </text:section>
      <text:section text:style-name="Sect1" text:name="2008-0227-1753_resume_other_skills.odt" text:protected="true">
        <text:section-source xlink:href="../2008-0227-1753_resume_other_skills.odt" text:filter-name="writer8"/>
        <text:h text:style-name="Heading_20_2" text:outline-level="2"><text:title text:fixed="true">Other Skills</text:title></text:h>
        <text:list text:style-name="L1">
          <text:list-item>
            <text:p text:style-name="P2">Extensive experience programming in Perl 5 using both object-oriented and threaded models.</text:p>
          </text:list-item>
          <text:list-item>
            <text:p text:style-name="P2">Vast working knowledge of most regular expression libraries.</text:p>
          </text:list-item>
          <text:list-item>
            <text:p text:style-name="P2"><text:soft-page-break/>Working knowledge of Java 5 application development and experience using the Eclipse development platform.</text:p>
          </text:list-item>
          <text:list-item>
            <text:p text:style-name="P2">Extensive experience building, setting up and administrating computer networks and clusters.</text:p>
          </text:list-item>
          <text:list-item>
            <text:p text:style-name="P2">Experience building desktop computers and upgrading hardware components.</text:p>
          </text:list-item>
          <text:list-item>
            <text:p text:style-name="P2">Vast and intimate knowledge of UNIX system administration and security.</text:p>
          </text:list-item>
          <text:list-item>
            <text:p text:style-name="P2">Experience with conventional SQL database development and implementation for both simple and complex tasks, and experience designing and implementing many for personal and automated use.</text:p>
          </text:list-item>
          <text:list-item>
            <text:p text:style-name="P2">Intimate knowledge of the database systems SQLite, MySQL and PostgreSQL and their respective PHP and Perl interface APIs.</text:p>
          </text:list-item>
          <text:list-item>
            <text:p text:style-name="P2">Vast and intimate knowledge of the UNIX shell and her scripting language.</text:p>
          </text:list-item>
          <text:list-item>
            <text:p text:style-name="P2">Vast working knowledge of web scripting languages including PHP 5, HTML 4.01, CSS 2, JavaScript and SVG. Experience hand-coding and implementing a fully-functional website employing all five languages.</text:p>
          </text:list-item>
          <text:list-item>
            <text:p text:style-name="P2">Experience programmatically developing concise representations of statistical analyses in both graphical and textual formats, in both OpenOffice and Microsoft Office.</text:p>
          </text:list-item>
          <text:list-item>
            <text:p text:style-name="P2">Vast working knowledge of audio file structure and encoding. Experience writing programs to both interface with FFT (Fast Fourier Transform) libraries and interpret the results. Experience programmatically constructing, editing, encoding and interpreting digital audio.</text:p>
          </text:list-item>
          <text:list-item>
            <text:p text:style-name="P2">Vast working knowledge of digital image formats, having experience programmatically constructing, manipulating and interpreting many different image types including bitmap- and vector-based formats. Experience with The GIMP, Inkscape, Adobe Photoshop and Illustrator.</text:p>
          </text:list-item>
          <text:list-item>
            <text:p text:style-name="P2">Working knowledge of artificial intelligence (AI) programming concepts, designs, and implementations, specifically in the realm of constructing and implementing feed-forward neural networks.</text:p>
          </text:list-item>
        </text:list>
      </text:section>
      <text:section text:style-name="Sect1" text:name="2008-0227-1753_resume_references.odt" text:protected="true">
        <text:section-source xlink:href="../2008-0227-1753_resume_references.odt" text:filter-name="writer8"/>
        <text:h text:style-name="Heading_20_2" text:outline-level="2"><text:title text:fixed="true">References</text:title></text:h>
        <table:table table:name="References" table:style-name="References">
          <table:table-column table:style-name="References.A" table:number-columns-repeated="3"/>
          <table:table-column table:style-name="References.D"/>
          <table:table-row>
            <table:table-cell table:style-name="References.A1" office:value-type="string">
              <text:p text:style-name="Table_20_Heading">Employment</text:p>
            </table:table-cell>
            <table:table-cell table:style-name="References.B1" office:value-type="string">
              <text:p text:style-name="Table_20_Heading">Employment</text:p>
            </table:table-cell>
            <table:table-cell table:style-name="References.B1" office:value-type="string">
              <text:p text:style-name="Table_20_Heading">Personal</text:p>
            </table:table-cell>
            <table:table-cell table:style-name="References.B1" office:value-type="string">
              <text:p text:style-name="Table_20_Heading">Personal</text:p>
            </table:table-cell>
          </table:table-row>
          <table:table-row>
            <table:table-cell table:style-name="References.A1" office:value-type="string">
              <text:p text:style-name="Table_20_Contents">Larsen, Matthew</text:p>
            </table:table-cell>
            <table:table-cell table:style-name="References.B1" office:value-type="string">
              <text:p text:style-name="Table_20_Contents">Madsen, Brandon</text:p>
            </table:table-cell>
            <table:table-cell table:style-name="References.B1" office:value-type="string">
              <text:p text:style-name="Table_20_Contents">Stanislowski, Cryztal</text:p>
            </table:table-cell>
            <table:table-cell table:style-name="References.D2" office:value-type="string">
              <text:p text:style-name="Table_20_Contents">Shillingford, Nick</text:p>
            </table:table-cell>
          </table:table-row>
          <text:soft-page-break/>
          <table:table-row>
            <table:table-cell table:style-name="References.A1" office:value-type="string">
              <text:p text:style-name="Table_20_Contents">Walgreens #01811</text:p>
            </table:table-cell>
            <table:table-cell table:style-name="References.B1" office:value-type="string">
              <text:p text:style-name="P1">Youth Against War and Racism</text:p>
            </table:table-cell>
            <table:table-cell table:style-name="References.B1" office:value-type="string">
              <text:p text:style-name="Table_20_Contents"/>
            </table:table-cell>
            <table:table-cell table:style-name="References.D2" office:value-type="string">
              <text:p text:style-name="Table_20_Contents"/>
            </table:table-cell>
          </table:table-row>
          <table:table-row>
            <table:table-cell table:style-name="References.A1" office:value-type="string">
              <text:p text:style-name="Table_20_Contents">3207 E Lake St<text:line-break/>Minneapolis, MN 55406</text:p>
            </table:table-cell>
            <table:table-cell table:style-name="References.B1" office:value-type="string">
              <text:p text:style-name="Table_20_Contents">345 W Doty St #2<text:line-break/>Madison, WI 53703</text:p>
            </table:table-cell>
            <table:table-cell table:style-name="References.B1" office:value-type="string">
              <text:p text:style-name="Table_20_Contents">3809 Sibley St #207,<text:line-break/>Burnsville, MN 55337</text:p>
            </table:table-cell>
            <table:table-cell table:style-name="References.D2" office:value-type="string">
              <text:p text:style-name="Table_20_Contents">1029 State St #33<text:line-break/>River Falls, WI 54022</text:p>
            </table:table-cell>
          </table:table-row>
          <table:table-row>
            <table:table-cell table:style-name="References.A1" office:value-type="string">
              <text:p text:style-name="Table_20_Contents">Tel: +1-612-721-4114</text:p>
            </table:table-cell>
            <table:table-cell table:style-name="References.B1" office:value-type="string">
              <text:p text:style-name="Table_20_Contents">Tel: +1-608-251-6258</text:p>
            </table:table-cell>
            <table:table-cell table:style-name="References.B1" office:value-type="string">
              <text:p text:style-name="Table_20_Contents">Tel: +1-952-457-1475</text:p>
            </table:table-cell>
            <table:table-cell table:style-name="References.D2" office:value-type="string">
              <text:p text:style-name="Table_20_Contents">Tel: +1-612-251-0707</text:p>
            </table:table-cell>
          </table:table-row>
        </table:table>
        <text:p text:style-name="P3"/>
        <table:table table:name="Table1" table:style-name="Table1">
          <table:table-column table:style-name="Table1.A" table:number-columns-repeated="3"/>
          <table:table-column table:style-name="Table1.D"/>
          <table:table-header-rows>
            <table:table-row>
              <table:table-cell table:style-name="Table1.A1" office:value-type="string">
                <text:p text:style-name="Table_20_Heading">Employment</text:p>
              </table:table-cell>
              <table:table-cell table:style-name="Table1.B1" office:value-type="string">
                <text:p text:style-name="Table_20_Heading">Employment</text:p>
              </table:table-cell>
              <table:table-cell table:style-name="Table1.B1" office:value-type="string">
                <text:p text:style-name="Table_20_Heading"/>
              </table:table-cell>
              <table:table-cell table:style-name="Table1.B1" office:value-type="string">
                <text:p text:style-name="Table_20_Heading"/>
              </table:table-cell>
            </table:table-row>
          </table:table-header-rows>
          <table:table-row>
            <table:table-cell table:style-name="Table1.A1" office:value-type="string">
              <text:p text:style-name="Table_20_Contents">Discher, Michelle</text:p>
            </table:table-cell>
            <table:table-cell table:style-name="Table1.B1" office:value-type="string">
              <text:p text:style-name="Table_20_Contents">Morrison, Jim</text:p>
            </table:table-cell>
            <table:table-cell table:style-name="Table1.B1" office:value-type="string">
              <text:p text:style-name="Table_20_Contents"/>
            </table:table-cell>
            <table:table-cell table:style-name="Table1.B1" office:value-type="string">
              <text:p text:style-name="Table_20_Contents"/>
            </table:table-cell>
          </table:table-row>
          <table:table-row>
            <table:table-cell table:style-name="Table1.A1" office:value-type="string">
              <text:p text:style-name="Table_20_Contents">UW-Madison EH&amp;S</text:p>
            </table:table-cell>
            <table:table-cell table:style-name="Table1.B1" office:value-type="string">
              <text:p text:style-name="Table_20_Contents">UW-Madison EH&amp;S</text:p>
            </table:table-cell>
            <table:table-cell table:style-name="Table1.B1" office:value-type="string">
              <text:p text:style-name="Table_20_Contents"/>
            </table:table-cell>
            <table:table-cell table:style-name="Table1.B1" office:value-type="string">
              <text:p text:style-name="Table_20_Contents"/>
            </table:table-cell>
          </table:table-row>
          <table:table-row>
            <table:table-cell table:style-name="Table1.A1" office:value-type="string">
              <text:p text:style-name="Table_20_Contents">30 East Campus Mall<text:line-break/>Madison, WI 53715</text:p>
            </table:table-cell>
            <table:table-cell table:style-name="Table1.B1" office:value-type="string">
              <text:p text:style-name="Table_20_Contents">30 East Campus Mall<text:line-break/>Madison, WI 53715</text:p>
            </table:table-cell>
            <table:table-cell table:style-name="Table1.B1" office:value-type="string">
              <text:p text:style-name="Table_20_Contents"/>
            </table:table-cell>
            <table:table-cell table:style-name="Table1.B1" office:value-type="string">
              <text:p text:style-name="Table_20_Contents"/>
            </table:table-cell>
          </table:table-row>
          <table:table-row>
            <table:table-cell table:style-name="Table1.A1" office:value-type="string">
              <text:p text:style-name="Table_20_Contents">Tel: +1-608-890-0320</text:p>
            </table:table-cell>
            <table:table-cell table:style-name="Table1.B1" office:value-type="string">
              <text:p text:style-name="Table_20_Contents">Tel: +1-608-263-2177</text:p>
            </table:table-cell>
            <table:table-cell table:style-name="Table1.B1" office:value-type="string">
              <text:p text:style-name="Table_20_Contents"/>
            </table:table-cell>
            <table:table-cell table:style-name="Table1.D5"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face style:name="DejaVu Serif" svg:font-family="'DejaVu Serif'"/>
    <style:font-face style:name="Lucidasans1" svg:font-family="Lucidasans"/>
    <style:font-face style:name="StarSymbol" svg:font-family="StarSymbol"/>
    <style:font-face style:name="AR PL ShanHeiSun Uni" svg:font-family="'AR PL ShanHeiSun Uni'"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DejaVu Serif" fo:font-size="12pt" fo:language="en" fo:country="US" style:letter-kerning="true" style:font-name-asian="DejaVu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1in" fo:margin-right="1in" fo:margin-top="0.1665in" fo:margin-bottom="0.0835in" fo:text-align="center" style:justify-single-word="false" fo:text-indent="0in" style:auto-text-indent="false" fo:padding="0in" fo:border-left="none" fo:border-right="none" fo:border-top="0.0008in solid #000000" fo:border-bottom="none" style:shadow="none" fo:keep-with-next="always"/>
      <style:text-properties style:font-name="DejaVu Sans"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left="0.75in" fo:margin-right="0.75in" fo:margin-top="0in" fo:margin-bottom="0.0835in" fo:keep-together="always" fo:text-indent="0in" style:auto-text-indent="false" style:page-number="auto" style:shadow="none"/>
    </style:style>
    <style:style style:name="List" style:family="paragraph" style:parent-style-name="Text_20_body" style:class="list">
      <style:text-properties style:font-name="DejaVu Serif" style:font-name-complex="Lucidasans1"/>
    </style:style>
    <style:style style:name="Caption" style:family="paragraph" style:parent-style-name="Standard" style:class="extra">
      <style:paragraph-properties fo:margin-top="0.0835in" fo:margin-bottom="0.0835in" text:number-lines="false" text:line-number="0"/>
      <style:text-properties style:font-name="DejaVu Serif"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DejaVu Serif" style:font-name-complex="Lucidasans1"/>
    </style:style>
    <style:style style:name="Sender" style:family="paragraph" style:parent-style-name="Standard" style:class="extra">
      <style:paragraph-properties fo:margin-top="0in" fo:margin-bottom="0.0417in" fo:text-align="center" style:justify-single-word="false" text:number-lines="false" text:line-number="0"/>
    </style:style>
    <style:style style:name="Heading_20_1" style:display-name="Heading 1" style:family="paragraph" style:parent-style-name="Heading" style:next-style-name="Text_20_body" style:class="text" style:default-outline-level="1">
      <style:paragraph-properties fo:padding="0in" fo:border="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font-variant="small-caps" fo:font-size="14pt" fo:letter-spacing="0.028in"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orkplace_20_description" style:display-name="Workplace description" style:family="paragraph" style:parent-style-name="Text_20_body" style:next-style-name="Text_20_body">
      <style:paragraph-properties fo:margin-left="3.25in" fo:margin-right="0.75in" fo:line-height="115%" fo:text-indent="-2.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dc:title>Resume</dc:title>
    <meta:initial-creator>Daniel Church</meta:initial-creator>
    <meta:creation-date>2008-02-27T22:49:59</meta:creation-date>
    <dc:creator>Daniel Church</dc:creator>
    <dc:date>2009-02-16T17:55:10</dc:date>
    <meta:editing-cycles>19</meta:editing-cycles>
    <meta:editing-duration>PT3H56M24S</meta:editing-duration>
    <meta:user-defined meta:name="Info 1"/>
    <meta:user-defined meta:name="Info 2"/>
    <meta:user-defined meta:name="Info 3"/>
    <meta:user-defined meta:name="Info 4"/>
    <meta:document-statistic meta:table-count="2" meta:image-count="0" meta:object-count="0" meta:page-count="3" meta:paragraph-count="53" meta:word-count="480" meta:character-count="3280"/>
  </office:meta>
</office:document-meta>
</file>